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Dynamic Communication Topology Classification</text:p>
      <text:p text:style-name="P22"><text:tab/>The dynamic communication topology classification classifies channels based on the number of of processes that compete to synchronize on different events on channels. <text:s/>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2"/>
      <text:p text:style-name="P21">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text:soft-page-break/>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text:soft-page-break/>also be applied in its own inner expression. <text:s/>A coinductive description would certainly not be computable, which would defeat the purpose of the static semantics.</text:p>
      <text:p text:style-name="P22"><text:tab/>The traceable predicate asserts ...</text:p>
      <text:p text:style-name="P21">Static Communication Topology Classification </text:p>
      <text:p text:style-name="P22"><text:tab/>The static communication topology classification classifies abstract identifiers of channels based on the number of processes that might compete to synchronize on different events on channels. <text:s/>The is_static_send_path predicate asserts that a control path might be traceable to a synchronization on a send event on a specified abstract channel, for a specified expression, using abstract values from a specified abstract binding environment. <text:s/>The is_static_recv_path predicate asserts that a control path might be traceable to a synchronization on a receive event on a specified abstract channel, for a specified expression, using abstract values from a specified abstract binding environment. <text:s/>The inclusive predicate asserts that two control paths may occur in the same run of a program. <text:s/>The Ordered rule say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asserts that all static send paths are singular for a specified abstract channel identifier, abstract environment, and expression. <text:s/>The static_one_to_one predicate asserts that all static send paths are noncompetitive, and all static receive paths are noncompetitive for a specified abstract channel identifier, abstract environment, and expression. <text:s/>The static_fan_out predicate asserts that all static send paths are noncompetitive for a specified abstract channel identifier, abstract environment, and expression. <text:s/>The static_fan_in predicate asserts that all static receive paths are noncompetitive for a specified abstract channel identifier, abstract environment, and expression.</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text:soft-page-break/>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6T11:09:07</dc:date>
    <dc:creator>Thomas Logan</dc:creator>
    <meta:generator>OpenOffice/4.1.3$Unix OpenOffice.org_project/413m1$Build-9783</meta:generator>
    <meta:editing-duration>P35DT11H50M45S</meta:editing-duration>
    <meta:editing-cycles>611</meta:editing-cycles>
    <meta:document-statistic meta:table-count="0" meta:image-count="0" meta:object-count="0" meta:page-count="24" meta:paragraph-count="271" meta:word-count="10522" meta:character-count="64761"/>
  </office:meta>
</office:document-meta>
</file>